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37" style:family="table-column">
      <style:table-column-properties fo:break-before="auto" style:column-width="5.0437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2.4854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8.3654in"/>
    </style:style>
    <style:style style:name="co42" style:family="table-column">
      <style:table-column-properties fo:break-before="auto" style:column-width="9.7118in"/>
    </style:style>
    <style:style style:name="co43" style:family="table-column">
      <style:table-column-properties fo:break-before="auto" style:column-width="4.1091in"/>
    </style:style>
    <style:style style:name="co44" style:family="table-column">
      <style:table-column-properties fo:break-before="auto" style:column-width="2.4583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2.4063in"/>
    </style:style>
    <style:style style:name="co47" style:family="table-column">
      <style:table-column-properties fo:break-before="auto" style:column-width="2.948in"/>
    </style:style>
    <style:style style:name="co48" style:family="table-column">
      <style:table-column-properties fo:break-before="auto" style:column-width="3.3102in"/>
    </style:style>
    <style:style style:name="co49" style:family="table-column">
      <style:table-column-properties fo:break-before="auto" style:column-width="1.1354in"/>
    </style:style>
    <style:style style:name="co50" style:family="table-column">
      <style:table-column-properties fo:break-before="auto" style:column-width="2.6146in"/>
    </style:style>
    <style:style style:name="co51" style:family="table-column">
      <style:table-column-properties fo:break-before="auto" style:column-width="2.9492in"/>
    </style:style>
    <style:style style:name="co52" style:family="table-column">
      <style:table-column-properties fo:break-before="auto" style:column-width="4.1362in"/>
    </style:style>
    <style:style style:name="co53" style:family="table-column">
      <style:table-column-properties fo:break-before="auto" style:column-width="2.4898in"/>
    </style:style>
    <style:style style:name="co54" style:family="table-column">
      <style:table-column-properties fo:break-before="auto" style:column-width="1.7972in"/>
    </style:style>
    <style:style style:name="co55" style:family="table-column">
      <style:table-column-properties fo:break-before="auto" style:column-width="3.698in"/>
    </style:style>
    <style:style style:name="co56" style:family="table-column">
      <style:table-column-properties fo:break-before="auto" style:column-width="3.7709in"/>
    </style:style>
    <style:style style:name="co57" style:family="table-column">
      <style:table-column-properties fo:break-before="auto" style:column-width="3.1563in"/>
    </style:style>
    <style:style style:name="co58" style:family="table-column">
      <style:table-column-properties fo:break-before="auto" style:column-width="3.0146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2.0252in" fo:break-before="auto" style:use-optimal-row-height="true"/>
    </style:style>
    <style:style style:name="ro9" style:family="table-row">
      <style:table-row-properties style:row-height="1.4508in" fo:break-before="auto" style:use-optimal-row-height="true"/>
    </style:style>
    <style:style style:name="ro10" style:family="table-row">
      <style:table-row-properties style:row-height="1.4819in" fo:break-before="auto" style:use-optimal-row-height="true"/>
    </style:style>
    <style:style style:name="ro11" style:family="table-row">
      <style:table-row-properties style:row-height="1.642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0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71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00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64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table:style-name="Default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Default" table:number-columns-repeated="6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6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2"/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3"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6"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4">
          <table:table-cell table:style-name="ce109" office:value-type="time" office:time-value="PT21H00M00S" calcext:value-type="time">
            <text:p>21:00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number-columns-repeated="2" table:default-cell-style-name="ce87"/>
        <table:table-column table:style-name="co4" table:number-columns-repeated="2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default-cell-style-name="ce87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" table:default-cell-style-name="ce87"/>
        <table:table-column table:style-name="co44" table:default-cell-style-name="ce87"/>
        <table:table-column table:style-name="co45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6" table:default-cell-style-name="ce87"/>
        <table:table-column table:style-name="co47" table:number-columns-repeated="2" table:default-cell-style-name="ce87"/>
        <table:table-column table:style-name="co48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Default"/>
        <table:table-column table:style-name="co39" table:default-cell-style-name="Default"/>
        <table:table-column table:style-name="co59" table:default-cell-style-name="Default"/>
        <table:table-column table:style-name="co60" table:default-cell-style-name="ce87"/>
        <table:table-column table:style-name="co4" table:number-columns-repeated="3" table:default-cell-style-name="ce87"/>
        <table:table-column table:style-name="co57" table:default-cell-style-name="ce87"/>
        <table:table-column table:style-name="co61" table:default-cell-style-name="ce87"/>
        <table:table-column table:style-name="co62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number-columns-repeated="941" table:default-cell-style-name="ce87"/>
        <table:table-row table:style-name="ro7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[don’t count] Repetitive / Infinite / Replay / Leisure</text:p>
          </table:table-cell>
          <table:table-cell table:style-name="ce194" office:value-type="string" calcext:value-type="string">
            <text:p><text:span text:style-name="T16">A challenge! / Run! / Think! / Precision is required / </text:span>Your Arm Will Probably Hurt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Auteurs Of Video Games</text:p>
          </table:table-cell>
          <table:table-cell table:style-name="ce186" office:value-type="string" calcext:value-type="string">
            <text:p>Collectives of Auteur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8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<text:span text:style-name="T3">Algorithms: videos: Priority Queues</text:span></text:p>
            <text:p><text:span text:style-name="T3">Algorithms: notes: Priority Queues</text:span>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<text:span text:style-name="T3">Learn Python in Y Minutes</text:span></text:p>
            <text:p><text:span text:style-name="T11">Python Crash Course &amp; Tutorial</text:span>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<text:span text:style-name="T3">Design Patterns</text:span>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<text:span text:style-name="T3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70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3">Hannibal</text:span></text:p>
            <text:p><text:span text:style-name="T14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00" office:value-type="string" calcext:value-type="string">
            <text:p>Chess Fundamentals</text:p>
          </table:table-cell>
          <table:table-cell table:style-name="Default" table:number-columns-repeated="2"/>
          <table:table-cell table:style-name="ce164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87" office:value-type="string" calcext:value-type="string">
            <text:p>Brigador: Up-Armored Edition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ull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Chrono Trigger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/>
            <text:p><text:span text:style-name="T15">Banjo-Kazooie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3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6">Algorithms: videos: Elementary Symbol Tables</text:span></text:p>
            <text:p><text:span text:style-name="T6">Algorithms: notes: Elementary Symbol Tables</text:span></text:p>
            <text:p><text:span text:style-name="T6">Algorithms: videos: Balanced Search Trees</text:span></text:p>
            <text:p><text:span text:style-name="T6">Algorithms: notes: Balanced Search Trees</text:span></text:p>
            <text:p><text:span text:style-name="T6">Algorithms: videos: Geometric Applications of BSTs</text:span></text:p>
            <text:p><text:span text:style-name="T6">Algorithms: notes: Geometric Applications of BSTs</text:span></text:p>
            <text:p><text:span text:style-name="T6">Algorithms: programming: Assignment 5: Kd-trees</text:span></text:p>
            <text:p><text:span text:style-name="T7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<text:span text:style-name="T3">Design Patterns</text:span>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64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Grand Theft Auto III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7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2">
          <table:table-cell table:style-name="ce28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3" office:value-type="string" calcext:value-type="string">
            <text:p><text:span text:style-name="T3">Design Patterns</text:span>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A Simple Guide</text:p>
            <text:p><text:span text:style-name="T13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<text:span text:style-name="T3">The West Wing</text:span>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Default" table:number-columns-repeated="2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<text:span text:style-name="T3">Spelunky</text:span>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Dungeon Keeper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Metro 2033 Redux</text:p>
          </table:table-cell>
          <table:table-cell table:style-name="ce187" office:value-type="string" calcext:value-type="string">
            <text:p>Beneath a Steel Sky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19"/>
          <table:table-cell table:number-columns-repeated="2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8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Visual Reference</text:p>
            <text:p><text:span text:style-name="T13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64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Mirror’s Edge</text:p>
          </table:table-cell>
          <table:table-cell table:style-name="Default"/>
          <table:table-cell table:style-name="ce102" office:value-type="string" calcext:value-type="string">
            <text:p><text:span text:style-name="T15">Devil May Cry | </text:span>Metal Gear Rising: Revengeance</text:p>
          </table:table-cell>
          <table:table-cell table:style-name="ce192" office:value-type="string" calcext:value-type="string">
            <text:p>Shinobi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 table:number-columns-repeated="16"/>
          <table:table-cell table:style-name="ce119"/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3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ProGit</text:p>
            <text:p><text:span text:style-name="T13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19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87" office:value-type="string" calcext:value-type="string">
            <text:p>Portal Stories: Mel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87" office:value-type="string" calcext:value-type="string">
            <text:p>Fahrenheit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6"/>
          <table:table-cell table:style-name="ce119"/>
          <table:table-cell table:style-name="Default" table:number-columns-repeated="12"/>
          <table:table-cell table:number-columns-repeated="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0">
          <table:table-cell table:style-name="ce115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8">Competitive Programmer’s Handbook</text:span></text:p>
            <text:p><text:span text:style-name="T2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9">Eloquent JavaScript</text:span></text:p>
            <text:p><text:span text:style-name="T9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ProGit</text:p>
            <text:p><text:span text:style-name="T13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ce160" office:value-type="string" calcext:value-type="string">
            <text:p>Action Comics #775</text:p>
          </table:table-cell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87" office:value-type="string" calcext:value-type="string">
            <text:p>Prison Architect</text:p>
          </table:table-cell>
          <table:table-cell table:style-name="Default"/>
          <table:table-cell table:style-name="ce102" office:value-type="string" calcext:value-type="string">
            <text:p>FreeSpace 2</text:p>
          </table:table-cell>
          <table:table-cell table:style-name="ce102" office:value-type="string" calcext:value-type="string">
            <text:p>Tomb Raider</text:p>
          </table:table-cell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number-columns-repeated="2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15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normalization</text:span></text:p>
            <text:p>Test-Driven Web Development with Python</text:p>
            <text:p><text:span text:style-name="T9">Web API Design: Crafting Interfaces that Developers Love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3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Yakuza</text:p>
          </table:table-cell>
          <table:table-cell table:style-name="ce187" office:value-type="string" calcext:value-type="string">
            <text:p>Hacknet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 table:number-columns-repeated="3"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9">Microservices AntiPatterns and Pitfalls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3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Default"/>
          <table:table-cell table:style-name="ce102" office:value-type="string" calcext:value-type="string">
            <text:p>Thief</text:p>
          </table:table-cell>
          <table:table-cell table:style-name="Default"/>
          <table:table-cell table:style-name="ce164" office:value-type="string" calcext:value-type="string">
            <text:p>Her Story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 table:number-columns-repeated="3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SQL</text:span></text:p>
            <text:p>Test-Driven Web Development with Python</text:p>
            <text:p><text:span text:style-name="T9">Microservices vs. Service-Oriented Architecture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3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02" office:value-type="string" calcext:value-type="string">
            <text:p>Ico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2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 table:number-columns-repeated="3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15">Jedi Knight: Jedi Academy</text:span></text:p>
            <text:p><text:span text:style-name="T15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8">Reactive Microsystems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3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Default" table:number-columns-repeated="3"/>
          <table:table-cell table:style-name="ce102" office:value-type="string" calcext:value-type="string">
            <text:p>Little Nightmares</text:p>
          </table:table-cell>
          <table:table-cell table:style-name="ce187" office:value-type="string" calcext:value-type="string">
            <text:p>Wasteland 2</text:p>
          </table:table-cell>
          <table:table-cell table:style-name="Default" table:number-columns-repeated="2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8">Algorithms: videos: </text:span> </text:p>
            <text:p><text:span text:style-name="T9">Programming Pearls</text:span></text:p>
            <text:p><text:span text:style-name="T10">SICP</text:span></text:p>
          </table:table-cell>
          <table:table-cell table:style-name="ce141" office:value-type="string" calcext:value-type="string">
            <text:p><text:span text:style-name="T12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45" office:value-type="string" calcext:value-type="string">
            <text:p><text:span text:style-name="T2">Code Complete | Pragmatic Programmer | Refactoring | Clean Code</text:span></text:p>
            <text:p><text:span text:style-name="T8">Test-Driven Web Development with Python</text:span></text:p>
            <text:p><text:span text:style-name="T8">Reactive Microsystems</text:span></text:p>
          </table:table-cell>
          <table:table-cell table:style-name="ce148" office:value-type="string" calcext:value-type="string">
            <text:p><text:span text:style-name="T7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3">ProGit</text:span></text:p>
            <text:p>The Architecture of Open Source Applications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8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9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Fallout New Vegas</text:span></text:p>
            <text:p><text:span text:style-name="T15">Mudrunner</text:span></text:p>
            <text:p><text:span text:style-name="T15">Street Fighter II Turbo</text:span></text:p>
          </table:table-cell>
          <table:table-cell table:style-name="ce187" office:value-type="string" calcext:value-type="string">
            <text:p>VVVVVV</text:p>
          </table:table-cell>
          <table:table-cell table:style-name="Default" table:number-columns-repeated="3"/>
          <table:table-cell table:style-name="ce187" office:value-type="string" calcext:value-type="string">
            <text:p>Oxenfre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15">Street Fighter II Turbo</text:span></text:p>
          </table:table-cell>
          <table:table-cell table:style-name="ce102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02" office:value-type="string" calcext:value-type="string">
            <text:p>Snatcher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15">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Soma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4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15">Street Fighter II Turbo</text:span></text:p>
          </table:table-cell>
          <table:table-cell table:style-name="Default" table:number-columns-repeated="4"/>
          <table:table-cell table:style-name="ce187" office:value-type="string" calcext:value-type="string">
            <text:p>Spec Ops: The Lin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57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15">Monster Hunter</text:span></text:p>
            <text:p><text:span text:style-name="T15">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Splinter Cell: Pandora Tomorrow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5">Monster Hunter</text:span></text:p>
            <text:p><text:span text:style-name="T15">Super Street Fighter II Turbo</text:span></text:p>
          </table:table-cell>
          <table:table-cell table:style-name="Default" table:number-columns-repeated="4"/>
          <table:table-cell table:style-name="ce192" office:value-type="string" calcext:value-type="string">
            <text:p>Super Mario 64</text:p>
          </table:table-cell>
          <table:table-cell table:style-name="Default" table:number-columns-repeated="2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5">Monster Hunter</text:span></text:p>
            <text:p><text:span text:style-name="T15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Tacoma</text:p>
          </table:table-cell>
          <table:table-cell table:style-name="Default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5">Monster Hunter</text:span></text:p>
            <text:p><text:span text:style-name="T15">Super Street Fighter II Turbo</text:span></text:p>
          </table:table-cell>
          <table:table-cell table:style-name="Default" table:number-columns-repeated="4"/>
          <table:table-cell table:style-name="ce192" office:value-type="string" calcext:value-type="string">
            <text:p>The Legend of Zelda</text:p>
          </table:table-cell>
          <table:table-cell table:style-name="Default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4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5">Monster Hunter</text:span></text:p>
            <text:p><text:span text:style-name="T15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Transistor</text:p>
          </table:table-cell>
          <table:table-cell table:style-name="Default" table:number-columns-repeated="2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5">Monster Hunter</text:span></text:p>
            <text:p><text:span text:style-name="T15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What remains of Edith Finch</text:p>
          </table:table-cell>
          <table:table-cell table:style-name="Default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5">Car Mechanic Simulator 2015</text:span></text:p>
            <text:p><text:span text:style-name="T2">Legend of Grimrock</text:span></text:p>
            <text:p><text:span text:style-name="T15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5">Car Mechanic Simulator 2015</text:span></text:p>
            <text:p><text:span text:style-name="T2">Legend of Grimrock</text:span></text:p>
            <text:p><text:span text:style-name="T15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5">Car Mechanic Simulator 2015</text:span></text:p>
            <text:p><text:span text:style-name="T2">Legend of Grimrock</text:span></text:p>
            <text:p><text:span text:style-name="T15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9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5">Car Mechanic Simulator 2015</text:span></text:p>
            <text:p><text:span text:style-name="T2">Legend of Grimrock</text:span></text:p>
            <text:p><text:span text:style-name="T15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treet Fighter Alpha 2</text:span></text:p>
          </table:table-cell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treet Fighter Alpha 2</text:span></text:p>
          </table:table-cell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5">Street Fighter Alpha 2</text:span></text:p>
          </table:table-cell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ropico 5</text:span></text:p>
          </table:table-cell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he Witness</text:span></text:p>
          </table:table-cell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he Witness</text:span></text:p>
          </table:table-cell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.T.A.L.K.E.R.: Shadow of Chernobyl</text:span></text:p>
            <text:p><text:span text:style-name="T15">Street Fighter Alpha 2</text:span></text:p>
            <text:p><text:span text:style-name="T15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treet Fighter Alpha 3</text:span></text:p>
            <text:p><text:span text:style-name="T15">Subnautica</text:span></text:p>
            <text:p><text:span text:style-name="T15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treet Fighter Alpha 3</text:span></text:p>
            <text:p><text:span text:style-name="T15">Subnautica</text:span></text:p>
            <text:p><text:span text:style-name="T15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treet Fighter Alpha 3</text:span></text:p>
            <text:p><text:span text:style-name="T15">Subnautica</text:span></text:p>
            <text:p><text:span text:style-name="T15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5">Street Fighter Alpha 3</text:span></text:p>
            <text:p><text:span text:style-name="T15">Subnautica</text:span></text:p>
            <text:p><text:span text:style-name="T15">The Witness</text:span></text:p>
          </table:table-cell>
          <table:table-cell table:style-name="Default"/>
          <table:table-cell table:style-name="ce119" table:number-columns-repeated="13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Default"/>
          <table:table-cell table:style-name="ce119" table:number-columns-repeated="13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4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15">Grid</text:span></text:p>
            <text:p><text:span text:style-name="T15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In the Name of the Father</text:p>
          </table:table-cell>
          <table:table-cell table:style-name="ce119" table:number-columns-repeated="10"/>
          <table:table-cell table:style-name="ce102" office:value-type="string" calcext:value-type="string">
            <text:p>The Witcher</text:p>
          </table:table-cell>
          <table:table-cell table:style-name="ce119" table:number-columns-repeated="25"/>
          <table:table-cell table:number-columns-repeated="3"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The Boxer</text:p>
          </table:table-cell>
          <table:table-cell table:number-columns-repeated="10" table:style-name="ce117" office:value-type="string" calcext:value-type="string">
            <text:p>~</text:p>
          </table:table-cell>
          <table:table-cell table:style-name="ce193" office:value-type="string" calcext:value-type="string">
            <text:p>Count:</text:p>
          </table:table-cell>
          <table:table-cell table:style-name="ce201" table:formula="of:= COUNTA([.AI2:.AN52])" office:value-type="float" office:value="60" calcext:value-type="float">
            <text:p>60</text:p>
          </table:table-cell>
          <table:table-cell table:number-columns-repeated="25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Assassin’s Creed: Brotherhood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Republic Commando</text:p>
          </table:table-cell>
          <table:table-cell table:style-name="ce102" office:value-type="string" calcext:value-type="string">
            <text:p>Thief 2</text:p>
          </table:table-cell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Diablo</text:p>
          </table:table-cell>
          <table:table-cell table:style-name="ce119" table:number-columns-repeated="7"/>
          <table:table-cell table:style-name="ce10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3"/>
          <table:table-cell table:style-name="ce92" office:value-type="string" calcext:value-type="string">
            <text:p>Junkfood Cinema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Car Mechanic Simulator 2015</text:p>
          </table:table-cell>
          <table:table-cell table:style-name="ce102" office:value-type="string" calcext:value-type="string">
            <text:p>Messenger</text:p>
          </table:table-cell>
          <table:table-cell table:style-name="ce119"/>
          <table:table-cell table:style-name="ce102" office:value-type="string" calcext:value-type="string">
            <text:p>Thief 3</text:p>
          </table:table-cell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8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Fallout New Vegas</text:p>
          </table:table-cell>
          <table:table-cell table:style-name="ce102" office:value-type="string" calcext:value-type="string">
            <text:p>Shadow Tactic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ontra</text:p>
          </table:table-cell>
          <table:table-cell table:style-name="ce102" office:value-type="string" calcext:value-type="string">
            <text:p>Night in the Wood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<text:s/>Sonic the Hedgehog 2</text:p>
          </table:table-cell>
          <table:table-cell table:style-name="ce119" table:number-columns-repeated="11"/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 table:number-columns-repeated="2"/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Grid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Silent Hill 2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19"/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Heroes of Might and Magic III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Stories Untold</text:p>
          </table:table-cell>
          <table:table-cell table:style-name="ce119" table:number-columns-repeated="20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etal Gear Solid: Peace Walker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The Thing</text:p>
          </table:table-cell>
          <table:table-cell table:style-name="ce119" table:number-columns-repeated="20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onster Hunter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udrunner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94" office:value-type="string" calcext:value-type="string">
            <text:p>Pac-Man Championship Edition Dx+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Resident Evil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.T.A.L.K.E.R.: Shadow of Chernobyl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ce119" table:number-columns-repeated="21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onic The Hedgehog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19" table:number-columns-repeated="21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onic The Hedgehog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ce119" table:number-columns-repeated="21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ce119" table:number-columns-repeated="21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pelunky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hinobi</text:p>
          </table:table-cell>
          <table:table-cell table:style-name="ce119" table:number-columns-repeated="21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19" table:number-columns-repeated="21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3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ce119" table:number-columns-repeated="21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II Turbo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ce119" table:number-columns-repeated="21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ubnautica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ce119" table:number-columns-repeated="21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92" office:value-type="string" calcext:value-type="string">
            <text:p>Super Mario 3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ce119" table:number-columns-repeated="21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92" office:value-type="string" calcext:value-type="string">
            <text:p>Super Mario World</text:p>
          </table:table-cell>
          <table:table-cell table:style-name="ce119" table:number-columns-repeated="2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cher</text:p>
          </table:table-cell>
          <table:table-cell table:style-name="ce119" table:number-columns-repeated="2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ropico 5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Default" table:number-columns-repeated="7"/>
          <table:table-cell table:style-name="ce119" table:number-columns-repeated="18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5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21"/>
          <table:table-cell table:style-name="ce119" table:number-columns-repeated="17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22"/>
          <table:table-cell table:style-name="ce119" table:number-columns-repeated="16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6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7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Return of the Obra Dinn</text:p>
          </table:table-cell>
          <table:table-cell table:style-name="ce119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18"/>
          <table:table-cell table:number-columns-repeated="3"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60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 table:style-name="ce119" table:number-columns-repeated="5"/>
          <table:table-cell table:style-name="ce102" office:value-type="string" calcext:value-type="string">
            <text:p>This War of Mine: Katia, Bruno, Pavle (failed)</text:p>
          </table:table-cell>
          <table:table-cell table:style-name="Default" table:number-columns-repeated="6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ce187" office:value-type="string" calcext:value-type="string">
            <text:p>This War of Mine</text:p>
          </table:table-cell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 table:style-name="ce119" table:number-columns-repeated="5"/>
          <table:table-cell table:style-name="ce102" office:value-type="string" calcext:value-type="string">
            <text:p>This War of Mine: Pavle, Bruno, Marko</text:p>
          </table:table-cell>
          <table:table-cell table:style-name="Default" table:number-columns-repeated="6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2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 table:style-name="ce119" table:number-columns-repeated="5"/>
          <table:table-cell table:style-name="ce102" office:value-type="string" calcext:value-type="string">
            <text:p>This War of Mine: Iskra, Christo (DLC)</text:p>
          </table:table-cell>
          <table:table-cell table:style-name="Default" table:number-columns-repeated="6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15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ce103" office:value-type="string" calcext:value-type="string">
            <text:p>The Sound of Music</text:p>
          </table:table-cell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 table:style-name="ce119" table:number-columns-repeated="5"/>
          <table:table-cell table:style-name="ce102" office:value-type="string" calcext:value-type="string">
            <text:p>This War of Mine: Bruno, Roman, Arica</text:p>
          </table:table-cell>
          <table:table-cell table:style-name="Default" table:number-columns-repeated="6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 table:style-name="ce119" table:number-columns-repeated="5"/>
          <table:table-cell table:style-name="ce102" office:value-type="string" calcext:value-type="string">
            <text:p>This War of Mine: Boris, Emilia, Marin</text:p>
          </table:table-cell>
          <table:table-cell table:style-name="Default" table:number-columns-repeated="6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 table:style-name="ce119" table:number-columns-repeated="5"/>
          <table:table-cell table:style-name="ce102" office:value-type="string" calcext:value-type="string">
            <text:p>This War of Mine: Emilia, Roman (New)</text:p>
          </table:table-cell>
          <table:table-cell table:style-name="Default" table:number-columns-repeated="6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 table:style-name="ce119" table:number-columns-repeated="5"/>
          <table:table-cell table:style-name="ce102" office:value-type="string" calcext:value-type="string">
            <text:p>This War of Mine: Arica, Marin, Katia</text:p>
          </table:table-cell>
          <table:table-cell table:style-name="ce119" table:number-columns-repeated="6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4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 table:style-name="ce119" table:number-columns-repeated="5"/>
          <table:table-cell table:style-name="ce102" office:value-type="string" calcext:value-type="string">
            <text:p>This War of Mine: Marin, Arica, Katia, Misha (DLC)</text:p>
          </table:table-cell>
          <table:table-cell table:style-name="ce119" table:number-columns-repeated="6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Default"/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 table:style-name="ce119" table:number-columns-repeated="5"/>
          <table:table-cell table:style-name="ce102" office:value-type="string" calcext:value-type="string">
            <text:p>This War of Mine: Roman, Katia</text:p>
          </table:table-cell>
          <table:table-cell table:style-name="ce119" table:number-columns-repeated="6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4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 table:style-name="ce119" table:number-columns-repeated="5"/>
          <table:table-cell table:style-name="ce102" office:value-type="string" calcext:value-type="string">
            <text:p>This War of Mine: Marko</text:p>
          </table:table-cell>
          <table:table-cell table:style-name="ce119" table:number-columns-repeated="6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 table:style-name="ce119" table:number-columns-repeated="5"/>
          <table:table-cell table:style-name="ce102" office:value-type="string" calcext:value-type="string">
            <text:p>This War of Mine: Zlata, Emilia, Kalina (DLC)</text:p>
          </table:table-cell>
          <table:table-cell table:style-name="ce119" table:number-columns-repeated="7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 table:style-name="ce119" table:number-columns-repeated="5"/>
          <table:table-cell table:style-name="ce102" office:value-type="string" calcext:value-type="string">
            <text:p>This War of Mine: Anton, Cveta</text:p>
          </table:table-cell>
          <table:table-cell table:style-name="ce119" table:number-columns-repeated="7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Ironweed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This War of Mine: Arica, Ivano, Henrik (DLC)</text:p>
          </table:table-cell>
          <table:table-cell table:style-name="ce119" table:number-columns-repeated="7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-&gt;This War of Mine: Zlata, Livia, Marko (New, Final cut)</text:p>
          </table:table-cell>
          <table:table-cell table:style-name="ce119" table:number-columns-repeated="7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17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23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23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19" office:value-type="string" calcext:value-type="string">
            <text:p>Troika Games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23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02" office:value-type="string" calcext:value-type="string">
            <text:p>Arkanum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ce10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3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02" office:value-type="string" calcext:value-type="string">
            <text:p>Vampire: The Masquerade – Bloodline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office:value-type="string" calcext:value-type="string">
            <text:p>Black Isle Studio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27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Fallou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2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Planescape: Tor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Shiny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31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3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MDK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Messia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Sacrific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35"/>
          <table:table-cell/>
          <table:table-cell table:style-name="ce119" office:value-type="string" calcext:value-type="string">
            <text:p>Obisidian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Neverwinter Nights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Pillars of Eternit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Tyrann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35"/>
          <table:table-cell/>
          <table:table-cell table:style-name="ce119" office:value-type="string" calcext:value-type="string">
            <text:p>Biowa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aldur's Gat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aldur's Gate II: Shadows of Am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Atonemen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Neverwinter Night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Star Wars: Knights of the Old Republic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Jade Empi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 3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: Origin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: Inquisitio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Frictional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Amnesia: The Dark Desc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Bloober Tea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Layers of Fea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Observe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lair Witc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The Mediu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number-columns-repeated="46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2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5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Grand Central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19" office:value-type="string" calcext:value-type="string">
            <text:p>Joaquin Phoenix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ce119" office:value-type="string" calcext:value-type="string">
            <text:p>Interesting International film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ce119" office:value-type="string" calcext:value-type="string">
            <text:p>Pop films of 80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style-name="ce119" office:value-type="string" calcext:value-type="string">
            <text:p>Pop films of 0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ce162" office:value-type="string" calcext:value-type="string">
            <text:p>Constantin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style-name="ce103" office:value-type="string" calcext:value-type="string">
            <text:p>Finding Dory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 table:number-columns-repeated="2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7"/>
        </table:table-row>
        <table:table-row table:style-name="ro5" table:number-rows-repeated="1048260">
          <table:table-cell table:number-columns-repeated="1018"/>
        </table:table-row>
        <table:table-row table:style-name="ro6">
          <table:table-cell table:number-columns-repeated="1018"/>
        </table:table-row>
      </table:table>
      <table:named-expressions/>
      <table:database-ranges>
        <table:database-range table:name="__Anonymous_Sheet_DB__1" table:target-range-address="Calendar_of_tasks.AH54:Calendar_of_tasks.AH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3:44:32.076567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18T23:45:32.614842555</dc:date>
    <meta:editing-cycles>110</meta:editing-cycles>
    <meta:editing-duration>P2DT4H47M39S</meta:editing-duration>
    <meta:document-statistic meta:table-count="2" meta:cell-count="2681" meta:object-count="1"/>
  </office:meta>
</office:document-meta>
</file>